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olversBeanDefinitionParser.addUrlBasedViewResolverProperties( Element element , RootBeanDefinition beanDefini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iewResolversBeanDefinitionParser.createContentNegotiatingViewResolver( Element resolverElement , Parser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iewResolversBeanDefinitionParser.parse( Element element , Parser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72">
            <text:p text:style-name="Table_20_Contents"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